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chwarze grauenvolle Wolken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8]*[.E38]*[.G38]/[.F38]/[.H38]" office:value-type="float" office:value="3.53333333333333" calcext:value-type="float">
            <text:p>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ottes Schrecken ſchlagen ſie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9]*[.E39]*[.G39]/[.F39]/[.H39]" office:value-type="float" office:value="1.5333333333333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Jhr Augen weint!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40]*[.E40]*[.G40]/[.F40]/[.H40]" office:value-type="float" office:value="0.355555555555556" calcext:value-type="float">
            <text:p>0,36</text:p>
          </table:table-cell>
          <table:table-cell table:number-columns-repeated="3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.00.0000</text:date>, <text:time style:data-style-name="N2" text:time-value="21:34:58.9942904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5T21:35:57.480452178</dc:date>
    <dc:creator>Wolfgang Skala</dc:creator>
    <meta:editing-duration>PT18M32S</meta:editing-duration>
    <meta:editing-cycles>12</meta:editing-cycles>
    <meta:generator>LibreOffice/4.2.8.2$Linux_X86_64 LibreOffice_project/420m0$Build-2</meta:generator>
    <meta:document-statistic meta:table-count="1" meta:cell-count="369" meta:object-count="0"/>
  </office:meta>
</office:document-meta>
</file>